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Creating an Islamic social network tailored specifically for Muslims can provide a unique platform for fostering connections, sharing knowledge, and strengthening community bonds within the global Muslim ummah. Here are some ideas to help you develop an Islamic social network:</text:p>
      <text:p text:style-name="Standard"/>
      <text:p text:style-name="Standard">1. **Halal Interaction**: Design the social network to adhere to Islamic principles and values, promoting halal interaction and behavior among users. Implement features such as privacy settings, content moderation, and reporting mechanisms to ensure a safe and respectful online environment.</text:p>
      <text:p text:style-name="Standard"/>
      <text:p text:style-name="Standard">2. **Islamic Content**: Curate a wide range of Islamic content, including Quranic verses, Hadiths, Islamic lectures, articles, and inspirational quotes. Provide users with access to authentic and reliable Islamic resources for spiritual guidance and learning.</text:p>
      <text:p text:style-name="Standard"/>
      <text:p text:style-name="Standard">3. **Prayer Timings and Qibla Direction**: Integrate features that display accurate prayer timings based on geographical location and provide the direction of the Qibla (Kaaba) for Muslims to perform their daily prayers. Include reminders for important Islamic events and holidays.</text:p>
      <text:p text:style-name="Standard"/>
      <text:p text:style-name="Standard">4. **Community Groups and Forums**: Create community groups and forums where users can connect with like-minded individuals, participate in discussions, and share knowledge on various topics such as Quranic studies, Islamic history, and contemporary issues.</text:p>
      <text:p text:style-name="Standard"/>
      <text:p text:style-name="Standard">5. **Islamic Events and Gatherings**: Facilitate the organization and promotion of Islamic events, gatherings, and activities within local communities and worldwide. Allow users to create and RSVP to events such as Islamic lectures, charity drives, and volunteer opportunities.</text:p>
      <text:p text:style-name="Standard"/>
      <text:p text:style-name="Standard">6. **Islamic Marketplace**: Provide a platform for buying and selling halal products and services, including Islamic clothing, books, halal food, and religious artifacts. Implement features such as user ratings, reviews, and secure payment options for a seamless shopping experience.</text:p>
      <text:p text:style-name="Standard"/>
      <text:p text:style-name="Standard">7. **Islamic Education and Courses**: Offer online courses, webinars, and educational resources on various aspects of Islam, including Quranic recitation, Islamic jurisprudence, Arabic language, and Islamic finance. Partner with reputable scholars and educators to deliver high-quality content.</text:p>
      <text:p text:style-name="Standard"/>
      <text:p text:style-name="Standard">8. **Charity and Social Causes**: Highlight charity and social causes that align with Islamic values, such as poverty alleviation, humanitarian aid, and environmental conservation. Facilitate fundraising campaigns, donation drives, and volunteer opportunities for users to contribute to meaningful causes.</text:p>
      <text:p text:style-name="Standard"/>
      <text:p text:style-name="Standard">9. **Family and Parenting Support**: Provide resources and support for Muslim families and parents, including parenting tips, family counseling, and Islamic parenting workshops. Create forums and groups for discussing family-related issues and sharing experiences.</text:p>
      <text:p text:style-name="Standard"/>
      <text:p text:style-name="Standard">10. **Youth Engagement**: Engage Muslim youth through interactive features, challenges, and competitions that promote Islamic values, creativity, and positive social interaction. Empower young Muslims to express themselves authentically while upholding their religious identity.</text:p>
      <text:p text:style-name="Standard"/>
      <text:p text:style-name="Standard">11. **Global Connectivity**: Foster connections and collaboration among Muslims from diverse backgrounds, cultures, and geographic locations. Offer multilingual support and translation features to facilitate communication and engagement across different languages.</text:p>
      <text:p text:style-name="Standard"/>
      <text:p text:style-name="Standard">12. **User Privacy and Security**: Prioritize user privacy and data security by implementing robust security measures, encryption protocols, and privacy controls. Provide users with the ability to control their privacy settings and manage their personal information securely.</text:p>
      <text:p text:style-name="Standard"/>
      <text:p text:style-name="Standard">By implementing these features and strategies, you can create a dynamic and inclusive Islamic social network that serves as a digital hub for Muslims to connect, engage, and thrive in their faith and communit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27cm" fo:margin-bottom="1.27cm" fo:margin-left="1.27cm" fo:margin-right="1.27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23T10:29:28.397000000</meta:creation-date>
    <dc:date>2024-04-23T10:29:49.210000000</dc:date>
    <meta:editing-duration>PT21S</meta:editing-duration>
    <meta:editing-cycles>1</meta:editing-cycles>
    <meta:generator>LibreOffice/7.6.2.1$Windows_X86_64 LibreOffice_project/56f7684011345957bbf33a7ee678afaf4d2ba333</meta:generator>
    <meta:document-statistic meta:table-count="0" meta:image-count="0" meta:object-count="0" meta:page-count="1" meta:paragraph-count="14" meta:word-count="511" meta:character-count="3815" meta:non-whitespace-character-count="3318"/>
  </office:meta>
</office:document-meta>
</file>